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cyber-sicurezza-1"/>CYBER SICUREZZA 1<text:bookmark-end text:name="cyber-sicurezza-1"/></text:h>
      <text:p text:style-name="First_20_paragraph">Agli studenti della classe S3B Alle loro famiglie Ai loro insegnanti Al formatore Taccari Al tutor Sciamanna Alla segreteria didattica All'Ufficio personale Ai collaboratori scolastici Al DSGA M. Zagaglia</text:p>
      <text:p text:style-name="Text_20_body"><text:span text:style-name="T1">Oggetto: PTOF 2024-25 Avvio corso DM65/23 Linea A edizione "CYBER SICUREZZA 1"</text:span></text:p>
      <text:p text:style-name="Text_20_body">Si comunica che, a partire dal giorno mer 29/01/2025, prenderanno avvio le attività del corso “<text:span text:style-name="T1">CYBER SICUREZZA 1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29/01/2025 5a ora</text:p>
        </text:list-item>
        <text:list-item>
          <text:p text:style-name="P1">ven 31/01/2025 6a ora</text:p>
        </text:list-item>
        <text:list-item>
          <text:p text:style-name="P1">mer 05/02/2025 5a ora</text:p>
        </text:list-item>
        <text:list-item>
          <text:p text:style-name="P1">ven 07/02/2025 6a ora</text:p>
        </text:list-item>
        <text:list-item>
          <text:p text:style-name="P1">mer 12/02/2025 5a ora</text:p>
        </text:list-item>
        <text:list-item>
          <text:p text:style-name="P1">mer 19/02/2025 5a ora</text:p>
        </text:list-item>
        <text:list-item>
          <text:p text:style-name="P1">ven 21/02/2025 6a ora</text:p>
        </text:list-item>
        <text:list-item>
          <text:p text:style-name="P1">mer 05/03/2025 5a ora</text:p>
        </text:list-item>
        <text:list-item>
          <text:p text:style-name="P1">ven 07/03/2025 6a ora</text:p>
        </text:list-item>
        <text:list-item>
          <text:p text:style-name="P1">mer 12/03/2025 5a ora</text:p>
        </text:list-item>
        <text:list-item>
          <text:p text:style-name="P1">ven 14/03/2025 6a ora</text:p>
        </text:list-item>
        <text:list-item>
          <text:p text:style-name="P1">mer 19/03/2025 5a ora</text:p>
        </text:list-item>
        <text:list-item>
          <text:p text:style-name="P1">ven 21/03/2025 6a ora</text:p>
        </text:list-item>
        <text:list-item>
          <text:p text:style-name="P1">mer 26/03/2025 5a ora</text:p>
        </text:list-item>
        <text:list-item>
          <text:p text:style-name="P1">ven 28/03/2025 6a ora</text:p>
        </text:list-item>
        <text:list-item>
          <text:p text:style-name="P1">mer 02/04/2025 5a ora</text:p>
        </text:list-item>
        <text:list-item>
          <text:p text:style-name="P1">ven 04/04/2025 6a ora</text:p>
        </text:list-item>
        <text:list-item>
          <text:p text:style-name="P1">mer 09/04/2025 5a ora</text:p>
        </text:list-item>
        <text:list-item>
          <text:p text:style-name="P1">ven 11/04/2025 6a ora</text:p>
        </text:list-item>
        <text:list-item>
          <text:p text:style-name="P1">mer 16/04/2025 5a ora</text:p>
        </text:list-item>
      </text:list>
      <text:p text:style-name="First_20_paragraph">Il percorso avvicina le studentesse e gli studenti alla sicurezza informatica tramite attività di gioco (challenge). È propedeutico alla partecipazione alle iniziative sulla sicurezza informatica proposte dalla rete CyberHighSchools (OliCyber, CyberChallenge, CyberTrials). Il laborartorio propone l'uso di un ecosistema hardware (Rasperry Pi 5) e software (sistema operativo GNU/Linux, interprete Python, strumenti per l'analisi del traffico di rete, strumenti per l'analisi dei file eseguibili) a sorgente aperto con il quale scoprire giocando le problematiche di sicurezza, sviluppare una coscienza critica sull'argomento e promuovere comportamenti orientati ad una protezione dei dati personali.</text:p>
      <text:p text:style-name="Text_20_body">Gli obiettivi generali del corso includono:</text:p>
      <text:list text:style-name="L2">
        <text:list-item>
          <text:p text:style-name="P2">Diventare consapevoli delle problematiche di sicurezza nell'uso di strumenti e tecnologie informatiche</text:p>
        </text:list-item>
        <text:list-item>
          <text:p text:style-name="P2">Possedere le conoscenze di base necessarie a operare in sicurezza nel digitale, con responsabile attenzione per la sicurezza dei dati personali</text:p>
        </text:list-item>
        <text:list-item>
          <text:p text:style-name="P2">Rafforzare le competenze nell’affrontare i rischi legati all’uso di social network, al trattamento dei dati e alle truffe onlin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5Z</meta:creation-date>
    <dc:date>2025-01-20T20:33:15Z</dc:date>
  </office:meta>
</office:document-meta>
</file>